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Arial2" svg:font-family="Arial, sans-serif"/>
    <style:font-face style:name="Calibri" svg:font-family="Calibri" style:font-family-generic="roman" style:font-pitch="variable"/>
    <style:font-face style:name="Calibri1" svg:font-family="Calibri" style:font-family-generic="system" style:font-pitch="variable"/>
    <style:font-face style:name="Calibri2" svg:font-family="Calibri, sans-serif"/>
    <style:font-face style:name="Liberation Sans" svg:font-family="'Liberation Sans'" style:font-family-generic="swiss"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style:font-name="Calibri" style:font-name-asian="Calibri1" style:font-name-complex="Calibri1"/>
    </style:style>
    <style:style style:name="P2" style:family="paragraph" style:parent-style-name="Heading_20_3">
      <style:text-properties style:font-name="Calibri" style:font-name-asian="Calibri1" style:font-name-complex="Calibri1"/>
    </style:style>
    <style:style style:name="P3" style:family="paragraph" style:parent-style-name="Title" style:master-page-name="Standard">
      <style:paragraph-properties fo:text-align="center" style:justify-single-word="false" style:page-number="1"/>
      <style:text-properties style:font-name="Calibri" style:font-name-asian="Calibri1" style:font-name-complex="Calibri1"/>
    </style:style>
    <style:style style:name="P4" style:family="paragraph" style:parent-style-name="Subtitle">
      <style:paragraph-properties fo:text-align="center" style:justify-single-word="false"/>
      <style:text-properties style:font-name="Calibri" officeooo:paragraph-rsid="0009d9b5" style:font-name-asian="Calibri1" style:font-name-complex="Calibri1"/>
    </style:style>
    <style:style style:name="P5" style:family="paragraph" style:parent-style-name="Heading_20_3" style:list-style-name="WWNum1">
      <style:paragraph-properties fo:margin-left="1.27cm" fo:margin-right="0cm" fo:text-indent="-0.635cm" style:auto-text-indent="false"/>
    </style:style>
    <style:style style:name="P6" style:family="paragraph" style:parent-style-name="Heading_20_3" style:list-style-name="WWNum1">
      <style:paragraph-properties fo:margin-left="1.27cm" fo:margin-right="0cm" fo:margin-top="0cm" fo:margin-bottom="0cm" style:contextual-spacing="false" fo:text-indent="-0.635cm" style:auto-text-indent="false"/>
    </style:style>
    <style:style style:name="P7" style:family="paragraph" style:parent-style-name="Heading_20_3" style:list-style-name="WWNum1">
      <style:paragraph-properties fo:margin-left="1.27cm" fo:margin-right="0cm" fo:text-indent="-0.635cm" style:auto-text-indent="false"/>
      <style:text-properties officeooo:paragraph-rsid="000605e8"/>
    </style:style>
    <style:style style:name="P8" style:family="paragraph" style:parent-style-name="Heading_20_3" style:list-style-name="WWNum1">
      <style:paragraph-properties fo:margin-left="1.27cm" fo:margin-right="0cm" fo:margin-top="0cm" fo:margin-bottom="0.141cm" style:contextual-spacing="false" fo:text-indent="-0.635cm" style:auto-text-indent="false"/>
      <style:text-properties officeooo:paragraph-rsid="000605e8"/>
    </style:style>
    <style:style style:name="P9" style:family="paragraph" style:parent-style-name="Heading_20_3" style:list-style-name="WWNum1">
      <style:paragraph-properties fo:margin-left="1.27cm" fo:margin-right="0cm" fo:margin-top="0cm" fo:margin-bottom="0cm" style:contextual-spacing="false" fo:text-indent="-0.635cm" style:auto-text-indent="false"/>
      <style:text-properties officeooo:paragraph-rsid="000605e8"/>
    </style:style>
    <style:style style:name="P10" style:family="paragraph" style:parent-style-name="Heading_20_3" style:list-style-name="WWNum1">
      <style:paragraph-properties fo:margin-left="1.27cm" fo:margin-right="0cm" fo:margin-top="0.564cm" fo:margin-bottom="0cm" style:contextual-spacing="false" fo:text-indent="-0.635cm" style:auto-text-indent="false"/>
      <style:text-properties officeooo:paragraph-rsid="00073252"/>
    </style:style>
    <style:style style:name="P11" style:family="paragraph" style:parent-style-name="Heading_20_3" style:list-style-name="WWNum1">
      <style:paragraph-properties fo:margin-left="1.27cm" fo:margin-right="0cm" fo:margin-top="0cm" fo:margin-bottom="0cm" style:contextual-spacing="false" fo:text-indent="-0.635cm" style:auto-text-indent="false"/>
      <style:text-properties officeooo:paragraph-rsid="00073252"/>
    </style:style>
    <style:style style:name="P12" style:family="paragraph" style:parent-style-name="Heading_20_3" style:list-style-name="WWNum1">
      <style:paragraph-properties fo:margin-left="1.27cm" fo:margin-right="0cm" fo:margin-top="0cm" fo:margin-bottom="0cm" style:contextual-spacing="false" fo:text-indent="-0.635cm" style:auto-text-indent="false"/>
      <style:text-properties officeooo:paragraph-rsid="000826d3"/>
    </style:style>
    <style:style style:name="P13" style:family="paragraph" style:parent-style-name="Heading_20_3" style:list-style-name="WWNum1">
      <style:paragraph-properties fo:margin-left="1.27cm" fo:margin-right="0cm" fo:margin-top="0cm" fo:margin-bottom="0.141cm" style:contextual-spacing="false" fo:text-indent="-0.635cm" style:auto-text-indent="false"/>
      <style:text-properties officeooo:paragraph-rsid="000826d3"/>
    </style:style>
    <style:style style:name="P14" style:family="paragraph" style:parent-style-name="Heading_20_3" style:list-style-name="WWNum1">
      <style:paragraph-properties fo:margin-top="0cm" fo:margin-bottom="0.141cm" style:contextual-spacing="false"/>
      <style:text-properties officeooo:paragraph-rsid="000826d3"/>
    </style:style>
    <style:style style:name="P15" style:family="paragraph" style:parent-style-name="Heading_20_3" style:list-style-name="WWNum1">
      <style:paragraph-properties fo:margin-left="1.27cm" fo:margin-right="0cm" fo:margin-top="0cm" fo:margin-bottom="0cm" style:contextual-spacing="false" fo:text-indent="-0.635cm" style:auto-text-indent="false"/>
      <style:text-properties fo:font-variant="normal" fo:text-transform="none" fo:color="#434343" loext:opacity="100%" style:text-line-through-style="none" style:text-line-through-type="none" style:font-name="Calibri2" fo:font-size="14pt" fo:font-style="normal" style:text-underline-style="none" fo:font-weight="bold" style:text-blinking="false" fo:background-color="transparent"/>
    </style:style>
    <style:style style:name="P16" style:family="paragraph" style:parent-style-name="Heading_20_3">
      <style:paragraph-properties fo:margin-left="1.27cm" fo:margin-right="0cm" fo:margin-top="0.564cm" fo:margin-bottom="0cm" style:contextual-spacing="false" fo:line-height="138%" fo:text-indent="0cm" style:auto-text-indent="false" style:writing-mode="lr-tb"/>
      <style:text-properties fo:font-variant="normal" fo:text-transform="none" fo:color="#434343" loext:opacity="100%" style:text-line-through-style="none" style:text-line-through-type="none" style:font-name="Calibri2" fo:font-size="14pt" fo:font-style="normal" style:text-underline-style="none" fo:font-weight="normal" style:text-blinking="false" fo:background-color="transparent"/>
    </style:style>
    <style:style style:name="P17" style:family="paragraph" style:parent-style-name="Standard">
      <style:text-properties style:font-name="Calibri" style:font-name-asian="Calibri1" style:font-name-complex="Calibri1"/>
    </style:style>
    <style:style style:name="T1" style:family="text">
      <style:text-properties style:font-name="Calibri" style:font-name-asian="Calibri1" style:font-name-complex="Calibri1"/>
    </style:style>
    <style:style style:name="T2" style:family="text">
      <style:text-properties style:font-name="Calibri" officeooo:rsid="000605e8" style:font-name-asian="Calibri1" style:font-name-complex="Calibri1"/>
    </style:style>
    <style:style style:name="T3" style:family="text">
      <style:text-properties style:font-name="Calibri" officeooo:rsid="00073252" style:font-name-asian="Calibri1" style:font-name-complex="Calibri1"/>
    </style:style>
    <style:style style:name="T4" style:family="text">
      <style:text-properties style:font-name="Calibri" officeooo:rsid="000826d3" style:font-name-asian="Calibri1" style:font-name-complex="Calibri1"/>
    </style:style>
    <style:style style:name="T5" style:family="text">
      <style:text-properties style:font-name="Calibri" fo:font-weight="bold" style:font-name-asian="Calibri1" style:font-weight-asian="bold" style:font-name-complex="Calibri1"/>
    </style:style>
    <style:style style:name="T6" style:family="text">
      <style:text-properties fo:color="#1155cc" loext:opacity="100%" style:font-name="Calibri" style:text-underline-style="solid" style:text-underline-width="auto" style:text-underline-color="font-color" style:font-name-asian="Calibri1" style:font-name-complex="Calibri1"/>
    </style:style>
    <style:style style:name="T7" style:family="text">
      <style:text-properties fo:color="#1155cc" loext:opacity="100%" style:font-name="Calibri" style:text-underline-style="solid" style:text-underline-width="auto" style:text-underline-color="font-color" fo:font-weight="bold" style:font-name-asian="Calibri1" style:font-weight-asian="bold" style:font-name-complex="Calibri1"/>
    </style:style>
    <style:style style:name="T8" style:family="text">
      <style:text-properties officeooo:rsid="000605e8"/>
    </style:style>
    <style:style style:name="T9" style:family="text">
      <style:text-properties officeooo:rsid="000826d3"/>
    </style:style>
    <style:style style:name="T10" style:family="text">
      <style:text-properties officeooo:rsid="00084ad5"/>
    </style:style>
    <style:style style:name="T11" style:family="text">
      <style:text-properties officeooo:rsid="0009d9b5"/>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8">The </text:span>Digital Dating Manifesto</text:p>
      <text:p text:style-name="P4"><text:bookmark text:name="_ygn2aw215qd6"/>A manifesto for a better loving world<text:line-break/>datingmanifesto.cc<text:line-break/>❤️ <text:span text:style-name="T11">draft 0.1 ❤️</text:span></text:p>
      <text:list text:style-name="WWNum1">
        <text:list-item>
          <text:p text:style-name="P7"><text:bookmark text:name="_4oftjsnc4n3x"/><text:span text:style-name="T5">Personal control of algorithms through transparency</text:span><text:span text:style-name="T1"><text:line-break/><text:line-break/>Daters must have the absolute right to fully understand how the data they provide affects what is recommended and how changes influence different aspects of the matches and their experience. This helps people to understand and learn. Services should be aiding in daters' knowledge about themselves.</text:span></text:p>
        </text:list-item>
        <text:list-item>
          <text:p text:style-name="P7"><text:bookmark text:name="_qxysd1bfuqqn"/><text:span text:style-name="T5">Ownership and portability of personal profiles</text:span><text:span text:style-name="T1"><text:line-break/><text:line-break/>Daters must own their profile and any personal data (explicit &amp; implicit) from the profile. Portability of this data should be available to move (not simply copy) to other platforms and services. There should be zero penalty to data portability export and importing.<text:line-break/><text:line-break/>Daters must retain ownership of their profile and all associated personal data, both explicit and implicit. Data portability, encompassing the ability to transfer (rather than duplicate) this data to alternative platforms and services, must be facilitated. </text:span><text:span text:style-name="T2">There should be n</text:span><text:span text:style-name="T1">o penalties, financial or otherwise, </text:span><text:span text:style-name="T2">should be </text:span><text:span text:style-name="T1">imposed upon users for exporting or importing their personal data via the portability function.<text:line-break/></text:span></text:p>
        </text:list-item>
        <text:list-item>
          <text:p text:style-name="P9"><text:bookmark text:name="_notbis9d61nh"/><text:soft-page-break/><text:span text:style-name="T5">Dark patterns, gamification, ludic loops and </text:span><text:a xlink:type="simple" xlink:href="https://en.wikipedia.org/wiki/Enshittification" text:style-name="ListLabel_20_11" text:visited-style-name="ListLabel_20_11"><text:span text:style-name="T7">enshittifcation</text:span></text:a><text:span text:style-name="T5"> should not be used in dating services</text:span><text:span text:style-name="T1"><text:line-break/><text:line-break/>All of the above and techniques described in </text:span><text:a xlink:type="simple" xlink:href="https://en.wikipedia.org/wiki/Addiction_by_Design" text:style-name="ListLabel_20_10" text:visited-style-name="ListLabel_20_10"><text:span text:style-name="T6">addicted by design</text:span></text:a><text:span text:style-name="T1">, must not be used to trick or convince people at a critical point of vulnerability in life. The business models must be legible and clear for all to understand and have agency around.<text:line-break/></text:span></text:p>
        </text:list-item>
        <text:list-item>
          <text:p text:style-name="P8"><text:bookmark text:name="_r4bvv1phj03"/><text:span text:style-name="T5">No more grass is greener and tempting tricks</text:span><text:span text:style-name="T1"><text:line-break/><text:line-break/>Services must not contact/lure people back via emails, messages, tempting notifications, etc. With a lack of important information tempting daters to click through. </text:span><text:span text:style-name="T3">Unsubscribe, suspend and pauses must be respected</text:span></text:p>
        </text:list-item>
        <text:list-item>
          <text:p text:style-name="P10"><text:bookmark text:name="_r995b373s0ky"/><text:span text:style-name="T5">No more hiring non-genuine daters to fill your dating service</text:span><text:span text:style-name="T1"><text:line-break/><text:line-break/>The dirty little secret of dating services filling the service with paid-for people pretending to be </text:span><text:span text:style-name="T3">guanine </text:span><text:span text:style-name="T1">daters. </text:span><text:span text:style-name="T3">I</text:span><text:span text:style-name="T1">s completely unacceptable and dating service must not use these techniques to fill the site. </text:span><text:span text:style-name="T3">This would include non-human entities such as bots and AI unless made clear and transparent to the dat</text:span><text:bookmark text:name="_7qccicld79f5"/><text:span text:style-name="T3">er.</text:span><text:span text:style-name="T1"><text:line-break/></text:span></text:p>
        </text:list-item>
        <text:list-item>
          <text:p text:style-name="P11"><text:span text:style-name="T5">The mental health of daters must take priority over profit</text:span><text:span text:style-name="T1"><text:line-break/><text:line-break/>Ethical considerations must be taken seriously for dating platforms that actively support daters well-being by providing tools that facilitate and encourage periodic breaks. There should be </text:span><text:span text:style-name="T3">zero</text:span><text:span text:style-name="T1"> penalty to taking breaks or choosing to take things slower. In the same way you can apply a out of office message, this approach should exist too..<text:line-break/></text:span></text:p>
        </text:list-item>
        <text:list-item>
          <text:p text:style-name="P12"><text:bookmark text:name="_45sd65gy1p9i"/><text:soft-page-break/><text:span text:style-name="T5">Dating systems must not cause harm to society</text:span><text:span text:style-name="T1"><text:line-break/><text:line-break/>Dating systems must not encourage </text:span><text:span text:style-name="T4">or mitigate </text:span><text:span text:style-name="T1">behaviours such as ghosting, seagulling, abuse, etc. If within a closed ecosystem, identification of repeat abusive daters should be used.</text:span></text:p>
          <text:p text:style-name="P11"><text:span text:style-name="T1"><text:line-break/>If outside a closed ecosystem, tools and systems should be easily deployable. Same as how spam filters can be local, centralised or networked. This allows certain communities to work together to avoid common abuse. <text:line-break/></text:span></text:p>
        </text:list-item>
        <text:list-item>
          <text:p text:style-name="P6"><text:bookmark text:name="_q47dt5ssq9e0"/><text:span text:style-name="T5">Dating systems should encourage healthy freedom of expression</text:span><text:span text:style-name="T1"><text:line-break/><text:line-break/>Profile, are constrained for brevity and should be replaced with a more expansive format. The dater, acting as the reader or writer, shall be given more granular control over the depth and breadth of information presented. This control extends to multimedia content, including photographs, audio recordings, and video files, as appropriate. </text:span><text:span text:style-name="T4">Links </text:span><text:span text:style-name="T1">should be presented, accompanied by a cautionary notification, but should not be removed except in instances of spam, illegal content or deliberate misrepresentation<text:line-break/></text:span></text:p>
        </text:list-item>
        <text:list-item>
          <text:p text:style-name="P13"><text:bookmark text:name="_kvq3zouznjui"/><text:span text:style-name="T5">Dating system must not prescribe a singular way to date and match<text:line-break/></text:span><text:span text:style-name="T1"><text:line-break/></text:span><text:bookmark text:name="_39f67j98p0xa"/><text:span text:style-name="T1">Adopting a re-wilding paradigm within dating allows daters to engage in interactions that prioritise mutual benefit over the commercial interests of dating platforms. This approach offers significant advantages to diverse communities, including those with disabilities and specific conditions, by fostering authentic connections rather than subjecting them to restrictive algorithmic filtering.</text:span></text:p>
        </text:list-item>
        <text:list-item>
          <text:p text:style-name="P14"><text:bookmark text:name="_d0vcogrixqn6"/><text:soft-page-break/><text:span text:style-name="T5">Dating systems for everyone<text:line-break/></text:span><text:span text:style-name="T1"><text:line-break/>Dating and intimacy are fundamental aspects of the human experience, deeply intertwined with our emotional well-being, mental health, and overall sense of belonging. That must be true of everyone regardless of sex, sexuality or preferences. Universal access underscores the belief that opportunities for romantic connection, companionship, and intimacy can not be considered a privilege but a universally accessible facet for human existence.<text:line-break/></text:span></text:p>
        </text:list-item>
        <text:list-item>
          <text:p text:style-name="P6"><text:bookmark text:name="_99azt9dpawov"/><text:span text:style-name="T5">Clear rules over GenAI use and collection of data<text:line-break/></text:span><text:span text:style-name="T1"><text:line-break/>When </text:span><text:span text:style-name="T4">Gen</text:span><text:span text:style-name="T1">AI </text:span><text:span text:style-name="T4">and </text:span><text:span text:style-name="T1">LLMs are used, it must be clearly labelled </text:span><text:span text:style-name="T4">at the moment</text:span><text:span text:style-name="T1">. </text:span><text:span text:style-name="T4">Giving the dater a understanding to evaluate the information differently. </text:span><text:span text:style-name="T1">Adding details in the EULA is unacceptable. Daters must have the information to make genuine choices. <text:line-break/></text:span></text:p>
        </text:list-item>
        <text:list-item>
          <text:p text:style-name="P15"><text:bookmark text:name="docs-internal-guid-c14dfba9-7fff-3537-8bbe-66607aa8b1c5"/><text:span text:style-name="T1">Attractiveness </text:span><text:span text:style-name="T4">is not global</text:span></text:p>
        </text:list-item>
      </text:list>
      <text:p text:style-name="P16"><text:span text:style-name="T9">G</text:span>lobal attractiveness is a <text:span text:style-name="T9">myth and causes </text:span><text:span text:style-name="T10">many more problems in society. Dating services must avoid global notions of attractiveness. Such metrics have implicit bias leaning on </text:span>western standards <text:span text:style-name="T10">of beauty and attractiveness. Even uploaded photos and videos have the embedded bias found in machine learning</text:span></text:p>
      <text:list text:continue-numbering="true" text:style-name="WWNum1">
        <text:list-item>
          <text:p text:style-name="P5"><text:bookmark text:name="_6n7xzyeu75ax"/><text:soft-page-break/><text:span text:style-name="T5">End the Privatisation of Intimacy<text:line-break/><text:line-break/></text:span><text:span text:style-name="T1">The business models must be clear and support a sustainable human future.</text:span><text:bookmark text:name="_63tm8jkznvv8"/><text:span text:style-name="T1"><text:tab/>No more fancy media talking about how much you want to be the app which people<text:line-break/>will use and delete. These must be backed up with real independently researched data. </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Arial2" svg:font-family="Arial, sans-serif"/>
    <style:font-face style:name="Calibri" svg:font-family="Calibri" style:font-family-generic="roman" style:font-pitch="variable"/>
    <style:font-face style:name="Calibri1" svg:font-family="Calibri" style:font-family-generic="system" style:font-pitch="variable"/>
    <style:font-face style:name="Calibri2" svg:font-family="Calibri, sans-serif"/>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4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loext:opacity="100%" style:font-name="Calibri" fo:font-family="Calibri" style:font-family-generic="roman" style:font-pitch="variable" style:text-underline-style="solid" style:text-underline-width="auto" style:text-underline-color="font-color" style:font-name-asian="Calibri1" style:font-family-asian="Calibri" style:font-family-generic-asian="system" style:font-pitch-asian="variable" style:font-name-complex="Calibri1" style:font-family-complex="Calibri"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1" style:display-name="ListLabel 11" style:family="text">
      <style:text-properties fo:color="#1155cc" loext:opacity="100%" style:font-name="Calibri" fo:font-family="Calibri" style:font-family-generic="roman" style:font-pitch="variable" style:text-underline-style="solid" style:text-underline-width="auto" style:text-underline-color="font-color" fo:font-weight="bold" style:font-name-asian="Calibri1" style:font-family-asian="Calibri" style:font-family-generic-asian="system" style:font-pitch-asian="variable" style:font-weight-asian="bold" style:font-name-complex="Calibri1" style:font-family-complex="Calibri" style:font-family-generic-complex="system" style:font-pitch-complex="variabl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date>2025-09-12T13:04:00.885791786</dc:date>
    <meta:editing-duration>PT12M24S</meta:editing-duration>
    <meta:editing-cycles>2</meta:editing-cycles>
    <meta:document-statistic meta:table-count="0" meta:image-count="0" meta:object-count="0" meta:page-count="5" meta:paragraph-count="17" meta:word-count="837" meta:character-count="5469" meta:non-whitespace-character-count="4637"/>
  </office:meta>
</office:document-meta>
</file>